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stage_3e_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Orphée, fable en musique</text:span></text:h>
      <text:p text:style-name="_3c_stage_3e_">Tocatta</text:p>
      <text:h text:style-name="Heading_20_2" text:outline-level="2">PROLOGUE</text:h>
      <text:p text:style-name="_3c_stage_3e_"><text:span text:style-name="T1">Ritournelle</text:span></text:p>
      <text:p text:style-name="_3c_speaker_3e_">La Musique</text:p>
      <text:p text:style-name="_3c_l_3e_">Des rives de mon bien aimé Permesso, je viens à vous</text:p>
      <text:p text:style-name="_3c_l_3e_">Illustres héros, noble lignée de rois,</text:p>
      <text:p text:style-name="_3c_l_3e_">Dont la renommée conte les sublimes vertus</text:p>
      <text:p text:style-name="_3c_l_3e_">Sans atteindre à la vérité tant elles sont élevées.</text:p>
      <text:p text:style-name="_3c_l_3e_"/>
      <text:p text:style-name="_3c_l_3e_">Je suis la Musique, et par mes doux accents</text:p>
      <text:p text:style-name="_3c_l_3e_">Je sais apaiser les cœurs tourmentés,</text:p>
      <text:p text:style-name="_3c_l_3e_">Et enflammer d’amour ou de noble courroux</text:p>
      <text:p text:style-name="_3c_l_3e_">Même les esprits les plus froids.</text:p>
      <text:p text:style-name="_3c_l_3e_"/>
      <text:p text:style-name="_3c_l_3e_">M’accompagnant d’une cithare d’or, j’ai coutume</text:p>
      <text:p text:style-name="_3c_l_3e_">D’enchanter l’oreille des mortels ;</text:p>
      <text:p text:style-name="_3c_l_3e_">Et, à m’entendre, leur âme aspire</text:p>
      <text:p text:style-name="_3c_l_3e_">Aux sons harmonieux de la lyre du ciel.</text:p>
      <text:p text:style-name="_3c_l_3e_">C’est le désir de vous parler d’Orphée qui m’a conduite ici,</text:p>
      <text:p text:style-name="_3c_l_3e_">Orphée qui de son chant apprivoisait les bêtes féroces Et fit céder l’Enfer à ses prières, Orphée, gloire immortelle du Pinde et de l’Hélicon.</text:p>
      <text:p text:style-name="_3c_l_3e_"/>
      <text:p text:style-name="_3c_l_3e_">Et tandis que je fais alterner les chants tristes aux gais,</text:p>
      <text:p text:style-name="_3c_l_3e_">Qu’à présent nul oiseau ne bouge dans ces arbres,</text:p>
      <text:p text:style-name="_3c_l_3e_">Que tous les flots sur ces rives se taisent,</text:p>
      <text:p text:style-name="_3c_l_3e_">Et que la moindre brise en sa course s’arrête.</text:p>
      <text:p text:style-name="_3c_l_3e_"/>
      <text:h text:style-name="Heading_20_2" text:outline-level="2"><text:span text:style-name="T2">ACTE I</text:span></text:h>
      <text:p text:style-name="_3c_speaker_3e_">Un berger</text:p>
      <text:p text:style-name="_3c_l_3e_">En cet heureux jour de liesse</text:p>
      <text:p text:style-name="_3c_l_3e_">Qui a mis fin aux tourments amoureux</text:p>
      <text:p text:style-name="_3c_l_3e_">De notre demi-dieu, chantons, bergers,</text:p>
      <text:p text:style-name="_3c_l_3e_"/>
      <text:p text:style-name="_3c_l_3e_">Que soient dignes d’Orphée les accents de nos chœurs.</text:p>
      <text:p text:style-name="_3c_l_3e_">Aujourd’hui s’est émue</text:p>
      <text:p text:style-name="_3c_l_3e_">L’âme autrefois si fière</text:p>
      <text:p text:style-name="_3c_l_3e_">De la belle Eurydice.</text:p>
      <text:p text:style-name="_3c_l_3e_">Et sur son sein, Orphée a trouvé le bonheur ;</text:p>
      <text:p text:style-name="_3c_l_3e_">Elle pour qui naguère, il a dans ces forêts,</text:p>
      <text:p text:style-name="_3c_l_3e_">Tant soupiré et tant pleuré.</text:p>
      <text:p text:style-name="_3c_l_3e_"/>
      <text:p text:style-name="_3c_l_3e_">En cet heureux jour de liesse</text:p>
      <text:p text:style-name="_3c_l_3e_">Qui a mis fin aux tourments amoureux, etc.</text:p>
      <text:p text:style-name="_3c_l_3e_"/>
      <text:p text:style-name="_3c_speaker_3e_">Chœur de nymphes et de bergers</text:p>
      <text:p text:style-name="_3c_l_3e_">Viens, Hyménée, ah, viens</text:p>
      <text:p text:style-name="_3c_l_3e_">Et que ton ardente lumière</text:p>
      <text:p text:style-name="_3c_l_3e_"><text:soft-page-break/>Soit comme un soleil naissant</text:p>
      <text:p text:style-name="_3c_l_3e_">Qui donne à ces amants des jours sereins</text:p>
      <text:p text:style-name="_3c_l_3e_">Et repousse à jamais</text:p>
      <text:p text:style-name="_3c_l_3e_">Les ombres et les horreurs de la douleur et des tourments.</text:p>
      <text:p text:style-name="_3c_l_3e_"/>
      <text:p text:style-name="_3c_speaker_3e_">Une nymphe</text:p>
      <text:p text:style-name="_3c_l_3e_">Muses, gloire du Parnasse, amour du ciel</text:p>
      <text:p text:style-name="_3c_l_3e_">Noble réconfort d’un cœur désolé</text:p>
      <text:p text:style-name="_3c_l_3e_">Que le son de vos lyres</text:p>
      <text:p text:style-name="_3c_l_3e_">Déchire le voile sombre des nues ;</text:p>
      <text:p text:style-name="_3c_l_3e_">Et, tandis qu’aujourd’hui nous invoquons Hyménée</text:p>
      <text:p text:style-name="_3c_l_3e_">Pour qu’il soit favorable à notre cher Orphée,</text:p>
      <text:p text:style-name="_3c_l_3e_">Que sur vos lyres bien accordées</text:p>
      <text:p text:style-name="_3c_l_3e_">Votre chant s’unisse au nôtre en harmonie.</text:p>
      <text:p text:style-name="_3c_l_3e_"/>
      <text:p text:style-name="P1">Ballet</text:p>
      <text:p text:style-name="_3c_speaker_3e_">Chœur de nymphes et de bergers</text:p>
      <text:p text:style-name="_3c_l_3e_">Quittez les monts,</text:p>
      <text:p text:style-name="_3c_l_3e_">Quittez les sources,</text:p>
      <text:p text:style-name="_3c_l_3e_">Nymphes gracieuses et gaies,</text:p>
      <text:p text:style-name="_3c_l_3e_">Et sur ces prés faits pour la danse,</text:p>
      <text:p text:style-name="_3c_l_3e_">Dansez d’un pied léger.</text:p>
      <text:p text:style-name="_3c_l_3e_"/>
      <text:p text:style-name="_3c_l_3e_">Qu’en ce lieu le soleil contemple</text:p>
      <text:p text:style-name="_3c_l_3e_">Vos rondes,</text:p>
      <text:p text:style-name="_3c_l_3e_">Plus gracieuses encore que celles</text:p>
      <text:p text:style-name="_3c_l_3e_">Des étoiles du ciel</text:p>
      <text:p text:style-name="_3c_l_3e_">Qui dans la nuit brune</text:p>
      <text:p text:style-name="_3c_l_3e_">Dansent à la lune.</text:p>
      <text:p text:style-name="_3c_l_3e_">Quittez les monts…etc.</text:p>
      <text:p text:style-name="_3c_l_3e_"/>
      <text:p text:style-name="_3c_l_3e_">Puis, de belles fleurs ornez</text:p>
      <text:p text:style-name="_3c_l_3e_">Les cheveux de ces amants,</text:p>
      <text:p text:style-name="_3c_l_3e_">Qui, au terme de durs tourments,</text:p>
      <text:p text:style-name="_3c_l_3e_">Goûtent enfin le bonheur</text:p>
      <text:p text:style-name="_3c_l_3e_">De voir s’accomplir leur désir.</text:p>
      <text:p text:style-name="_3c_l_3e_"/>
      <text:p text:style-name="_3c_stage_3e_"><text:span text:style-name="T1">Ritournelle</text:span></text:p>
      <text:p text:style-name="_3c_speaker_3e_">Un berger</text:p>
      <text:p text:style-name="_3c_l_3e_">Mais toi, aimable chanteur, par tes plaintes</text:p>
      <text:p text:style-name="_3c_l_3e_">Tu fis autrefois pleurer ces campagnes,</text:p>
      <text:p text:style-name="_3c_l_3e_">Que ne fais-tu maintenant, au son de ta lyre,</text:p>
      <text:p text:style-name="_3c_l_3e_">Se réjouir avec toi collines et vallées ?</text:p>
      <text:p text:style-name="_3c_l_3e_">Qu’une joyeuse chanson, des mots d’Amour inspirée</text:p>
      <text:p text:style-name="_3c_l_3e_">Témoigne de ton bonheur.</text:p>
      <text:p text:style-name="_3c_l_3e_"/>
      <text:p text:style-name="_3c_speaker_3e_">Orphée</text:p>
      <text:p text:style-name="_3c_l_3e_">Rose du ciel, source de vie</text:p>
      <text:p text:style-name="_3c_l_3e_">Digne descendant de celui qui régit tout l’univers,</text:p>
      <text:p text:style-name="_3c_l_3e_">Soleil, toi qui tournes autour du monde et qui le domine</text:p>
      <text:p text:style-name="_3c_l_3e_">Du haut de ces sphères étoilées ;</text:p>
      <text:p text:style-name="_3c_l_3e_">Dis-moi, vis-tu jamais Amant plus heureux et plus comblé que moi ?</text:p>
      <text:p text:style-name="_3c_l_3e_"><text:soft-page-break/>Qu’il fut heureux le jour</text:p>
      <text:p text:style-name="_3c_l_3e_">Où, la première fois, je te vis,</text:p>
      <text:p text:style-name="_3c_l_3e_">Bien aimée,</text:p>
      <text:p text:style-name="_3c_l_3e_">Et plus heureuse encore, l’heure</text:p>
      <text:p text:style-name="_3c_l_3e_">Où mon cœur soupira après toi !</text:p>
      <text:p text:style-name="_3c_l_3e_">Puisqu’à mes soupirs répondirent les tiens ;</text:p>
      <text:p text:style-name="_3c_l_3e_">Ô combien fut heureux l’instant</text:p>
      <text:p text:style-name="_3c_l_3e_">Où tu tendis vers moi</text:p>
      <text:p text:style-name="_3c_l_3e_">Ta blanche main, gage d’un pur amour.</text:p>
      <text:p text:style-name="_3c_l_3e_">Si j’avais autant de cœurs</text:p>
      <text:p text:style-name="_3c_l_3e_">Que le ciel éternel compte d’yeux</text:p>
      <text:p text:style-name="_3c_l_3e_">Et qu’au vert mois de mai</text:p>
      <text:p text:style-name="_3c_l_3e_">Ces douces collines comptent de chevelures,</text:p>
      <text:p text:style-name="_3c_l_3e_">Ils seraient tous comblés et débordants</text:p>
      <text:p text:style-name="_3c_l_3e_">De ce bonheur qui m’emplit aujourd’hui.</text:p>
      <text:p text:style-name="_3c_l_3e_"/>
      <text:p text:style-name="_3c_speaker_3e_">Eurydice</text:p>
      <text:p text:style-name="_3c_l_3e_">Je ne puis dire, Orphée,</text:p>
      <text:p text:style-name="_3c_l_3e_">Ma joie à ton plaisir,</text:p>
      <text:p text:style-name="_3c_l_3e_">Car mon cœur m’a quittée</text:p>
      <text:p text:style-name="_3c_l_3e_">Et demeure avec toi en compagnie d’Amour.</text:p>
      <text:p text:style-name="_3c_l_3e_">Interroge-le donc si tu désires entendre</text:p>
      <text:p text:style-name="_3c_l_3e_">Quel bonheur est le mien, et à quel point je t’aime.</text:p>
      <text:p text:style-name="_3c_l_3e_"/>
      <text:p text:style-name="_3c_stage_3e_">Ballet</text:p>
      <text:p text:style-name="_3c_speaker_3e_">Chœur de nymphes et de bergers</text:p>
      <text:p text:style-name="_3c_l_3e_">Quittez les monts,</text:p>
      <text:p text:style-name="_3c_l_3e_">Quittez les sources,</text:p>
      <text:p text:style-name="_3c_l_3e_">Nymphes gracieuses et gaies,</text:p>
      <text:p text:style-name="_3c_l_3e_">Et sur ces prés faits pour la danse,</text:p>
      <text:p text:style-name="_3c_l_3e_">Dansez d’un pied léger.</text:p>
      <text:p text:style-name="_3c_l_3e_"/>
      <text:p text:style-name="_3c_l_3e_">Qu’en ce lieu le soleil contemple</text:p>
      <text:p text:style-name="_3c_l_3e_">Vos rondes,</text:p>
      <text:p text:style-name="_3c_l_3e_">Plus gracieuses encore que celles</text:p>
      <text:p text:style-name="_3c_l_3e_">Des étoiles du ciel</text:p>
      <text:p text:style-name="_3c_l_3e_">Qui dans la nuit brune</text:p>
      <text:p text:style-name="_3c_l_3e_">Dansent à la lune.</text:p>
      <text:p text:style-name="_3c_l_3e_"/>
      <text:p text:style-name="_3c_l_3e_">Viens, Hyménée, ah, viens</text:p>
      <text:p text:style-name="_3c_l_3e_">Et que ton ardente lumière</text:p>
      <text:p text:style-name="_3c_l_3e_">Soit comme un soleil naissant</text:p>
      <text:p text:style-name="_3c_l_3e_">Qui donne à ces amants des jours sereins</text:p>
      <text:p text:style-name="_3c_l_3e_">Et repousse à jamais</text:p>
      <text:p text:style-name="_3c_l_3e_">Les ombres et les horreurs de la douleur et des tourments.</text:p>
      <text:p text:style-name="_3c_l_3e_"/>
      <text:p text:style-name="_3c_speaker_3e_">Un berger</text:p>
      <text:p text:style-name="_3c_l_3e_">Mais si cette joie, du Ciel nous arrive</text:p>
      <text:p text:style-name="_3c_l_3e_">Comme tout, ici-bas, du Ciel nous est donné,</text:p>
      <text:p text:style-name="_3c_l_3e_">Il est juste et bon, qu’avec dévotion,</text:p>
      <text:p text:style-name="_3c_l_3e_">Nous lui portions l’encens et aussi les offrandes :</text:p>
      <text:p text:style-name="_3c_l_3e_">Que chacun, donc, dirige ses pas vers le temple</text:p>
      <text:p text:style-name="_3c_l_3e_"><text:soft-page-break/>Pour y prier celui qui dirige le monde</text:p>
      <text:p text:style-name="_3c_l_3e_">De préserver longtemps notre bonheur.</text:p>
      <text:p text:style-name="_3c_l_3e_"/>
      <text:p text:style-name="_3c_stage_3e_"><text:span text:style-name="T1">Ritournelle</text:span></text:p>
      <text:p text:style-name="_3c_speaker_3e_">Les Bergers</text:p>
      <text:p text:style-name="_3c_l_3e_">Que nul ici ne s’abandonne à la douleur, au désespoir</text:p>
      <text:p text:style-name="_3c_l_3e_">Même si quelquefois leurs assauts sont si forts</text:p>
      <text:p text:style-name="_3c_l_3e_">Qu’ils gâchent notre vie.</text:p>
      <text:p text:style-name="_3c_l_3e_"/>
      <text:p text:style-name="_3c_stage_3e_"><text:span text:style-name="T1">Ritournelle</text:span></text:p>
      <text:p text:style-name="_3c_speaker_3e_">Nymphes et Bergers</text:p>
      <text:p text:style-name="_3c_l_3e_">Car, même après qu’un lourd nuage chargé</text:p>
      <text:p text:style-name="_3c_l_3e_">De sinistre tempête ait obscurci le monde,</text:p>
      <text:p text:style-name="_3c_l_3e_">Le soleil déploie, plus clairs, ses rayons de lumière.</text:p>
      <text:p text:style-name="_3c_l_3e_"/>
      <text:p text:style-name="_3c_stage_3e_"><text:span text:style-name="T1">Ritournelle</text:span></text:p>
      <text:p text:style-name="_3c_speaker_3e_">Bergers</text:p>
      <text:p text:style-name="_3c_l_3e_">Après l’âpre froideur de l’hiver dénudé</text:p>
      <text:p text:style-name="_3c_l_3e_">Le printemps chaque année couvre les champs de fleurs.</text:p>
      <text:p text:style-name="_3c_l_3e_"/>
      <text:p text:style-name="_3c_speaker_3e_">Chœur de nymphes et de bergers</text:p>
      <text:p text:style-name="_3c_l_3e_">Voici Orphée, Lui qui se nourrissait naguère de soupirs et</text:p>
      <text:p text:style-name="_3c_l_3e_">s’abreuvait de larmes ;</text:p>
      <text:p text:style-name="_3c_l_3e_">Il est si heureux, aujourd’hui</text:p>
      <text:p text:style-name="_3c_l_3e_">Qu’il n’est plus rien qu’il ne désire.</text:p>
      <text:p text:style-name="_3c_l_3e_"/>
      <text:h text:style-name="Heading_20_2" text:outline-level="2"><text:span text:style-name="T2">ACTE II</text:span></text:h>
      <text:p text:style-name="_3c_stage_3e_"><text:span text:style-name="T1">Symphonie</text:span></text:p>
      <text:p text:style-name="_3c_speaker_3e_">Orphée</text:p>
      <text:p text:style-name="_3c_l_3e_">Voici que je reviens à vous,</text:p>
      <text:p text:style-name="_3c_l_3e_">Chères forêts et prairies bien aimées,</text:p>
      <text:p text:style-name="_3c_l_3e_">Égayées du même soleil</text:p>
      <text:p text:style-name="_3c_l_3e_">Qui transforme mes nuits en jours.</text:p>
      <text:p text:style-name="_3c_l_3e_"/>
      <text:p text:style-name="_3c_stage_3e_"><text:span text:style-name="T1">Ritournelle</text:span></text:p>
      <text:p text:style-name="_3c_speaker_3e_">Un berger</text:p>
      <text:p text:style-name="_3c_l_3e_">Vois, Orphée, l’ombre de ces hêtres</text:p>
      <text:p text:style-name="_3c_l_3e_">Qui nous attire vers elle</text:p>
      <text:p text:style-name="_3c_l_3e_">Alors que du haut du ciel</text:p>
      <text:p text:style-name="_3c_l_3e_">Phoebus darde ses rayons brûlants.</text:p>
      <text:p text:style-name="_3c_l_3e_"/>
      <text:p text:style-name="_3c_stage_3e_"><text:span text:style-name="T1">Ritournelle</text:span></text:p>
      <text:p text:style-name="_3c_speaker_3e_">Un berger</text:p>
      <text:p text:style-name="_3c_l_3e_">Sur l’herbe de ces rives, Reposons-nous un peu</text:p>
      <text:p text:style-name="_3c_l_3e_">Et qu’en des chants divers,</text:p>
      <text:p text:style-name="_3c_l_3e_">Chacun de sa voix s’accorde</text:p>
      <text:p text:style-name="_3c_l_3e_">Au doux murmure des eaux.</text:p>
      <text:p text:style-name="_3c_l_3e_"/>
      <text:p text:style-name="_3c_stage_3e_"><text:span text:style-name="T1">Ritournelle</text:span></text:p>
      <text:p text:style-name="_3c_speaker_3e_">Les Bergers</text:p>
      <text:p text:style-name="_3c_l_3e_">Dans ce pré charmant,</text:p>
      <text:p text:style-name="_3c_l_3e_"><text:soft-page-break/>Les dieux de la forêt</text:p>
      <text:p text:style-name="_3c_l_3e_">Viennent souvent chercher</text:p>
      <text:p text:style-name="_3c_l_3e_">Un aimable séjour.</text:p>
      <text:p text:style-name="_3c_l_3e_"/>
      <text:p text:style-name="_3c_stage_3e_"><text:span text:style-name="T1">Ritournelle</text:span></text:p>
      <text:p text:style-name="_3c_l_3e_">En ce lieu, quelquefois,</text:p>
      <text:p text:style-name="_3c_l_3e_">Pan, le dieu des bergers,</text:p>
      <text:p text:style-name="_3c_l_3e_">Évoquait doucement</text:p>
      <text:p text:style-name="_3c_l_3e_">Ses amours malheureuses.</text:p>
      <text:p text:style-name="_3c_l_3e_"/>
      <text:p text:style-name="_3c_stage_3e_"><text:span text:style-name="T1">Ritournelle</text:span></text:p>
      <text:p text:style-name="_3c_speaker_3e_">Les Nymphes</text:p>
      <text:p text:style-name="_3c_l_3e_">Là, les Napées gracieuses,</text:p>
      <text:p text:style-name="_3c_l_3e_">Jeunes nymphes en fleurs</text:p>
      <text:p text:style-name="_3c_l_3e_">De leurs doigts délicats</text:p>
      <text:p text:style-name="_3c_l_3e_">Ramassaient quelques roses.</text:p>
      <text:p text:style-name="_3c_l_3e_"/>
      <text:p text:style-name="_3c_stage_3e_"><text:span text:style-name="T1">Ritournelle</text:span></text:p>
      <text:p text:style-name="_3c_speaker_3e_">Chœur de nymphes et de bergers</text:p>
      <text:p text:style-name="_3c_l_3e_">Alors, rends dignes, Orphée,</text:p>
      <text:p text:style-name="_3c_l_3e_">Du beau son de ta lyre,</text:p>
      <text:p text:style-name="_3c_l_3e_">Ces champs où l’on respire</text:p>
      <text:p text:style-name="_3c_l_3e_">Un parfum de Saba.</text:p>
      <text:p text:style-name="_3c_l_3e_"/>
      <text:p text:style-name="_3c_stage_3e_"><text:span text:style-name="T1">Ritournelle</text:span></text:p>
      <text:p text:style-name="_3c_speaker_3e_">Orphée</text:p>
      <text:p text:style-name="_3c_l_3e_">Vous souvient-il, bois ombrageux</text:p>
      <text:p text:style-name="_3c_l_3e_">De mes longs et cruels tourments</text:p>
      <text:p text:style-name="_3c_l_3e_">Quand les rochers pleins de pitié</text:p>
      <text:p text:style-name="_3c_l_3e_">Se faisaient l’écho de mes plaintes ?</text:p>
      <text:p text:style-name="_3c_l_3e_"/>
      <text:p text:style-name="_3c_l_3e_">Ne vous semblais-je pas alors</text:p>
      <text:p text:style-name="_3c_l_3e_">Le plus désespéré des hommes ?</text:p>
      <text:p text:style-name="_3c_l_3e_">Mais aujourd’hui, mon sort a changé de visage</text:p>
      <text:p text:style-name="_3c_l_3e_">Et il a transformé en fête mes tourments.</text:p>
      <text:p text:style-name="_3c_l_3e_"/>
      <text:p text:style-name="_3c_l_3e_">J’ai vécu triste et malheureux,</text:p>
      <text:p text:style-name="_3c_l_3e_">J’exulte maintenant et ces peines</text:p>
      <text:p text:style-name="_3c_l_3e_">Endurées au long de tant d’années</text:p>
      <text:p text:style-name="_3c_l_3e_">Donnent bien plus de prix à mon bonheur présent.</text:p>
      <text:p text:style-name="_3c_l_3e_"/>
      <text:p text:style-name="_3c_l_3e_">Belle Eurydice, et pour toi seulement,</text:p>
      <text:p text:style-name="_3c_l_3e_">Je bénis mes souffrances ;</text:p>
      <text:p text:style-name="_3c_l_3e_">Après la peine, elle est plus profonde la joie,</text:p>
      <text:p text:style-name="_3c_l_3e_">Après le malheur, le bonheur est plus grand.</text:p>
      <text:p text:style-name="_3c_l_3e_"/>
      <text:p text:style-name="_3c_speaker_3e_">Un berger</text:p>
      <text:p text:style-name="_3c_l_3e_">Vois Orphée, vois tout autour de nous</text:p>
      <text:p text:style-name="_3c_l_3e_">Bois et prairies se réjouissent.</text:p>
      <text:p text:style-name="_3c_l_3e_">Continue donc, avec ta lyre d’or,</text:p>
      <text:p text:style-name="_3c_l_3e_">À rendre l’air plus doux en ce jour bienheureux.</text:p>
      <text:p text:style-name="_3c_l_3e_"/>
      <text:p text:style-name="_3c_speaker_3e_"><text:soft-page-break/>La Messagère</text:p>
      <text:p text:style-name="_3c_l_3e_">Las, sort cruel !</text:p>
      <text:p text:style-name="_3c_l_3e_">Implacable et funeste destin !</text:p>
      <text:p text:style-name="_3c_l_3e_">Las, fatales étoiles, impitoyable Ciel !</text:p>
      <text:p text:style-name="_3c_l_3e_"/>
      <text:p text:style-name="_3c_speaker_3e_">Premier berger</text:p>
      <text:p text:style-name="_3c_l_3e_">Quel accent douloureux perturbe ce jour de joie ?</text:p>
      <text:p text:style-name="_3c_l_3e_"/>
      <text:p text:style-name="_3c_speaker_3e_">La Messagère</text:p>
      <text:p text:style-name="_3c_l_3e_">Malheureuse, il m’appartient donc</text:p>
      <text:p text:style-name="_3c_l_3e_">De transpercer le cœur d’Orphée</text:p>
      <text:p text:style-name="_3c_l_3e_">Par mes paroles</text:p>
      <text:p text:style-name="_3c_l_3e_">Alors que de son chant, il réjouit le Ciel ?</text:p>
      <text:p text:style-name="_3c_l_3e_"/>
      <text:p text:style-name="_3c_speaker_3e_">Berger</text:p>
      <text:p text:style-name="_3c_l_3e_">Vois ici la charmante Sylvia,</text:p>
      <text:p text:style-name="_3c_l_3e_">Si douce compagne de la belle Eurydice ;</text:p>
      <text:p text:style-name="_3c_l_3e_">Comme elle semble triste !</text:p>
      <text:p text:style-name="_3c_l_3e_">Que se passe-t-il donc ? De grâce, dieux puissants,</text:p>
      <text:p text:style-name="_3c_l_3e_">Ne détournez de nous vos regards bienveillants !</text:p>
      <text:p text:style-name="_3c_l_3e_"/>
      <text:p text:style-name="_3c_speaker_3e_">La Messagère</text:p>
      <text:p text:style-name="_3c_l_3e_">Bergers, cessez vos chants,</text:p>
      <text:p text:style-name="_3c_l_3e_">Car à notre allégresse fait place la douleur.</text:p>
      <text:p text:style-name="_3c_l_3e_"/>
      <text:p text:style-name="_3c_speaker_3e_">Orphée</text:p>
      <text:p text:style-name="_3c_l_3e_">D’où viens-tu ? Où vas-tu ? Nymphe, quelles nouvelles ?</text:p>
      <text:p text:style-name="_3c_l_3e_"/>
      <text:p text:style-name="_3c_speaker_3e_">La Messagère</text:p>
      <text:p text:style-name="_3c_l_3e_">Je viens à toi, Orphée, bien triste messagère</text:p>
      <text:p text:style-name="_3c_l_3e_">D’un sort funeste et malheureux ;</text:p>
      <text:p text:style-name="_3c_l_3e_">Ta belle Eurydice</text:p>
      <text:p text:style-name="_3c_l_3e_"/>
      <text:p text:style-name="_3c_speaker_3e_">Orphée</text:p>
      <text:p text:style-name="_3c_l_3e_">Hélas, qu’est-ce que j’entends ?</text:p>
      <text:p text:style-name="_3c_l_3e_"/>
      <text:p text:style-name="_3c_speaker_3e_">La Messagère</text:p>
      <text:p text:style-name="_3c_l_3e_">Ta femme bien aimée est morte.</text:p>
      <text:p text:style-name="_3c_l_3e_"/>
      <text:p text:style-name="_3c_speaker_3e_">Orphée</text:p>
      <text:p text:style-name="_3c_l_3e_">Hélas !</text:p>
      <text:p text:style-name="_3c_l_3e_"/>
      <text:p text:style-name="_3c_speaker_3e_">La Messagère</text:p>
      <text:p text:style-name="_3c_l_3e_">Dans un pré fleuri, avec quelques amies,</text:p>
      <text:p text:style-name="_3c_l_3e_">Elle cueillait des fleurs pour mettre à ses cheveux,</text:p>
      <text:p text:style-name="_3c_l_3e_"/>
      <text:p text:style-name="_3c_l_3e_">Lorsqu’un serpent perfide</text:p>
      <text:p text:style-name="_3c_l_3e_">Qui se cachait dans l’herbe,</text:p>
      <text:p text:style-name="_3c_l_3e_">De sa dent venimeuse lui a mordu le pied.</text:p>
      <text:p text:style-name="_3c_l_3e_">Et l’on vit aussitôt pâlir son beau visage</text:p>
      <text:p text:style-name="_3c_l_3e_">Alors que dans ses yeux s’éteignait cette flamme rivale du soleil.</text:p>
      <text:p text:style-name="_3c_l_3e_">Nous toutes, atterrées, éplorées</text:p>
      <text:p text:style-name="_3c_l_3e_"><text:soft-page-break/>L’entourâmes alors, tentant de rappeler</text:p>
      <text:p text:style-name="_3c_l_3e_"/>
      <text:p text:style-name="_3c_l_3e_">Ses esprits égarés</text:p>
      <text:p text:style-name="_3c_l_3e_">Avec un peu d’eau fraîche et des charmes puissants.</text:p>
      <text:p text:style-name="_3c_l_3e_">Mais rien n’y fit, hélas, malheureuse Eurydice,</text:p>
      <text:p text:style-name="_3c_l_3e_">Car, entrouvrant ses yeux et t’appelant, Orphée,</text:p>
      <text:p text:style-name="_3c_l_3e_"/>
      <text:p text:style-name="_3c_l_3e_">Fit un profond soupir, expira dans mes bras ;</text:p>
      <text:p text:style-name="_3c_l_3e_">Et moi, je restai là,</text:p>
      <text:p text:style-name="_3c_l_3e_">Le cœur rempli de pitié et d’effroi.</text:p>
      <text:p text:style-name="_3c_l_3e_"/>
      <text:p text:style-name="_3c_speaker_3e_">Un berger</text:p>
      <text:p text:style-name="_3c_l_3e_">Las, sort cruel ! Implacable et funeste destin !</text:p>
      <text:p text:style-name="_3c_l_3e_">Las, fatales étoiles, impitoyable Ciel !</text:p>
      <text:p text:style-name="_3c_l_3e_"/>
      <text:p text:style-name="_3c_speaker_3e_">Un berger</text:p>
      <text:p text:style-name="_3c_l_3e_">À la triste nouvelle,</text:p>
      <text:p text:style-name="_3c_l_3e_">Ce malheureux semble pétrifié</text:p>
      <text:p text:style-name="_3c_l_3e_">Et sa douleur trop grande l’empêche de pleurer !</text:p>
      <text:p text:style-name="_3c_l_3e_"/>
      <text:p text:style-name="_3c_speaker_3e_">Un berger</text:p>
      <text:p text:style-name="_3c_l_3e_">Hélas, seul un cœur de tigre ou d’ours</text:p>
      <text:p text:style-name="_3c_l_3e_">Resterait insensible à ta peine,</text:p>
      <text:p text:style-name="_3c_l_3e_">Malheureux amant, privé de ton bonheur !</text:p>
      <text:p text:style-name="_3c_l_3e_"/>
      <text:p text:style-name="_3c_speaker_3e_">Orphée</text:p>
      <text:p text:style-name="_3c_l_3e_">Tu es morte, ma vie, et je respire encore ?</text:p>
      <text:p text:style-name="_3c_l_3e_">Tu m’as quitté pour ne jamais plus revenir,</text:p>
      <text:p text:style-name="_3c_l_3e_">Et moi, je reste là ?</text:p>
      <text:p text:style-name="_3c_l_3e_">Non ! car si mes chants ont quelconque pouvoir,</text:p>
      <text:p text:style-name="_3c_l_3e_">J’irai sans crainte aux plus profonds abîmes ;</text:p>
      <text:p text:style-name="_3c_l_3e_">Et quand j’aurai touché le cœur du roi des ombres,</text:p>
      <text:p text:style-name="_3c_l_3e_">Je te ramènerai pour revoir les étoiles.</text:p>
      <text:p text:style-name="_3c_l_3e_">Si un cruel destin me refuse cela,</text:p>
      <text:p text:style-name="_3c_l_3e_">Je resterai alors avec toi dans la mort,</text:p>
      <text:p text:style-name="_3c_l_3e_">Adieu terre, adieu ciel, et adieu le soleil !</text:p>
      <text:p text:style-name="_3c_l_3e_"/>
      <text:p text:style-name="_3c_speaker_3e_">Chœur de nymphes et de bergers</text:p>
      <text:p text:style-name="_3c_l_3e_">Las, sort cruel ! Implacable et funeste destin !</text:p>
      <text:p text:style-name="_3c_l_3e_">Las, fatales étoiles, impitoyable Ciel !</text:p>
      <text:p text:style-name="_3c_l_3e_">Qu’aucun mortel ne s’abandonne</text:p>
      <text:p text:style-name="_3c_l_3e_">À un bonheur éphémère et fragile,</text:p>
      <text:p text:style-name="_3c_l_3e_">Car bientôt il s’enfuit, et même, bien souvent,</text:p>
      <text:p text:style-name="_3c_l_3e_">Plus haut est le sommet, plus le ravin est proche</text:p>
      <text:p text:style-name="_3c_l_3e_"/>
      <text:p text:style-name="_3c_speaker_3e_">La Messagère</text:p>
      <text:p text:style-name="_3c_l_3e_">Mais moi, dont la parole a porté le couteau</text:p>
      <text:p text:style-name="_3c_l_3e_">Qui déchira l’âme amoureuse d’Orphée,</text:p>
      <text:p text:style-name="_3c_l_3e_">Haïe par les bergers et haïe par les nymphes,</text:p>
      <text:p text:style-name="_3c_l_3e_">Et haïe par moi-même, où vais-je me cacher ?</text:p>
      <text:p text:style-name="_3c_l_3e_">Telle un oiseau de nuit funeste,</text:p>
      <text:p text:style-name="_3c_l_3e_">Pour toujours je fuirai le soleil ;</text:p>
      <text:p text:style-name="_3c_l_3e_"><text:soft-page-break/>Dans l’antre solitaire,</text:p>
      <text:p text:style-name="_3c_l_3e_">Je mènerai la vie qui sied à ma douleur.</text:p>
      <text:p text:style-name="_3c_l_3e_"/>
      <text:p text:style-name="_3c_stage_3e_"><text:span text:style-name="T1">Symphonie</text:span></text:p>
      <text:p text:style-name="_3c_speaker_3e_">Les Nymphes</text:p>
      <text:p text:style-name="_3c_l_3e_">Infortunés ! Qui nous consolera ?</text:p>
      <text:p text:style-name="_3c_l_3e_">Qui fera de nos yeux la source vive,</text:p>
      <text:p text:style-name="_3c_l_3e_"/>
      <text:p text:style-name="_3c_l_3e_">Que nous puissions, comme il se doit, pleurer en ce jour de détresse ?</text:p>
      <text:p text:style-name="_3c_l_3e_"/>
      <text:p text:style-name="_3c_l_3e_">Ce jour plus triste encore d’avoir été joyeux !</text:p>
      <text:p text:style-name="_3c_l_3e_">Aujourd’hui, un accident cruel a éteint</text:p>
      <text:p text:style-name="_3c_l_3e_">Les deux lumières les plus vives de nos forêts,</text:p>
      <text:p text:style-name="_3c_l_3e_">Eurydice et Orphée, infortunés amants,</text:p>
      <text:p text:style-name="_3c_l_3e_">L’une mordue par le serpent,</text:p>
      <text:p text:style-name="_3c_l_3e_">Et l’autre, hélas, transpercé de douleur.</text:p>
      <text:p text:style-name="_3c_l_3e_"/>
      <text:p text:style-name="_3c_speaker_3e_">Chœur de nymphes et de bergers</text:p>
      <text:p text:style-name="_3c_l_3e_">Las, sort cruel ! Implacable et funeste destin !</text:p>
      <text:p text:style-name="_3c_l_3e_">Las, fatales étoiles, impitoyable Ciel !</text:p>
      <text:p text:style-name="_3c_l_3e_"/>
      <text:p text:style-name="_3c_speaker_3e_">Les Nymphes</text:p>
      <text:p text:style-name="_3c_l_3e_">Mais où, où sont donc, maintenant,</text:p>
      <text:p text:style-name="_3c_l_3e_">De cette pauvre nymphe, les beaux membres glacés</text:p>
      <text:p text:style-name="_3c_l_3e_"/>
      <text:p text:style-name="_3c_l_3e_">Dignes séjours d’une âme noble</text:p>
      <text:p text:style-name="_3c_l_3e_">Envolée aujourd’hui dans la fleur de son âge ?</text:p>
      <text:p text:style-name="_3c_l_3e_"/>
      <text:p text:style-name="_3c_l_3e_">Allons, bergers, allons, pieusement retrouver</text:p>
      <text:p text:style-name="_3c_l_3e_">Ce corps sans vie</text:p>
      <text:p text:style-name="_3c_l_3e_">Et lui rendre l’hommage de nos larmes amères.</text:p>
      <text:p text:style-name="_3c_l_3e_"/>
      <text:p text:style-name="_3c_speaker_3e_">Chœur de nymphes et de bergers</text:p>
      <text:p text:style-name="_3c_l_3e_">Las, sort cruel ! Implacable et funeste destin !</text:p>
      <text:p text:style-name="_3c_l_3e_">Las, fatales étoiles, impitoyable Ciel !</text:p>
      <text:p text:style-name="_3c_l_3e_"/>
      <text:p text:style-name="_3c_stage_3e_"><text:span text:style-name="T1">Ritournelle</text:span></text:p>
      <text:p text:style-name="_3c_l_3e_"><text:span text:style-name="T1"/></text:p>
      <text:h text:style-name="Heading_20_2" text:outline-level="2"><text:span text:style-name="T2">ACTE III</text:span></text:h>
      <text:p text:style-name="_3c_stage_3e_"><text:span text:style-name="T1">Symphonie</text:span></text:p>
      <text:p text:style-name="_3c_speaker_3e_">Orphée</text:p>
      <text:p text:style-name="_3c_l_3e_">Sous ton escorte, Espérance, ma déesse,</text:p>
      <text:p text:style-name="_3c_l_3e_">Unique recours des mortels affligés,</text:p>
      <text:p text:style-name="_3c_l_3e_">Me voici parvenu au seuil de ces royaumes</text:p>
      <text:p text:style-name="_3c_l_3e_">Tristes et ténébreux</text:p>
      <text:p text:style-name="_3c_l_3e_">Où jamais ne parvient un rayon de soleil.</text:p>
      <text:p text:style-name="_3c_l_3e_">Toi, ma compagne, toi, mon guide,</text:p>
      <text:p text:style-name="_3c_l_3e_">Sur ce chemin étrange et inconnu,</text:p>
      <text:p text:style-name="_3c_l_3e_">Tu as soutenu mon pas faible et tremblant</text:p>
      <text:p text:style-name="_3c_l_3e_">C’est pourquoi aujourd’hui, je conserve l’espoir</text:p>
      <text:p text:style-name="_3c_l_3e_">De revoir ces astres radieux</text:p>
      <text:p text:style-name="_3c_l_3e_"><text:soft-page-break/>Seules lumières de mes yeux.</text:p>
      <text:p text:style-name="_3c_l_3e_"/>
      <text:p text:style-name="_3c_speaker_3e_">L’espérance</text:p>
      <text:p text:style-name="_3c_l_3e_">Voici le sombre marécage, voici le rocher</text:p>
      <text:p text:style-name="_3c_l_3e_">Qui mène à l’autre rive les âmes dénudées</text:p>
      <text:p text:style-name="_3c_l_3e_">Là où règne Pluton sur le vaste empire des ombres.</text:p>
      <text:p text:style-name="_3c_l_3e_">Au-delà de ce marécage, au-delà de ce fleuve,</text:p>
      <text:p text:style-name="_3c_l_3e_">Dans ces champs de douleur et de larmes,</text:p>
      <text:p text:style-name="_3c_l_3e_">Le destin cruel cache à tes yeux ton unique bonheur.</text:p>
      <text:p text:style-name="_3c_l_3e_">Maintenant, il te faut grand courage et beau chant.</text:p>
      <text:p text:style-name="_3c_l_3e_">Je t’ai conduit ici, mais je n’ai plus le droit</text:p>
      <text:p text:style-name="_3c_l_3e_">De venir avec toi, c’est une loi sévère,</text:p>
      <text:p text:style-name="_3c_l_3e_">Une loi que le fer a gravée dans le roc,</text:p>
      <text:p text:style-name="_3c_l_3e_">Sur le funeste seuil du palais des abîmes</text:p>
      <text:p text:style-name="_3c_l_3e_">Et dont le sens farouche est ainsi énoncé :</text:p>
      <text:p text:style-name="_3c_l_3e_">« Laissez toute espérance, vous qui entrez ici ».</text:p>
      <text:p text:style-name="_3c_l_3e_">Si pourtant, en ton cœur, tu nourris le projet</text:p>
      <text:p text:style-name="_3c_l_3e_">Ferme, d’entrer dans la cité funeste,</text:p>
      <text:p text:style-name="_3c_l_3e_">Je m’enfuis loin de toi</text:p>
      <text:p text:style-name="_3c_l_3e_">Et je retourne à mon habituel séjour.</text:p>
      <text:p text:style-name="_3c_l_3e_"/>
      <text:p text:style-name="_3c_speaker_3e_">Orphée</text:p>
      <text:p text:style-name="_3c_l_3e_">Ah ! Où t’en vas-tu donc,</text:p>
      <text:p text:style-name="_3c_l_3e_">Unique et doux réconfort de mon âme ?</text:p>
      <text:p text:style-name="_3c_l_3e_">Alors qu’au bout du long chemin,</text:p>
      <text:p text:style-name="_3c_l_3e_">Je vois enfin le port tout proche,</text:p>
      <text:p text:style-name="_3c_l_3e_">Pourquoi t’en aller et m’abandonner, hélas</text:p>
      <text:p text:style-name="_3c_l_3e_">Au seuil du périlleux passage ?</text:p>
      <text:p text:style-name="_3c_l_3e_">Quel bien me reste-t-il si tu t’enfuis,</text:p>
      <text:p text:style-name="_3c_l_3e_">Toi, très douce Espérance ?</text:p>
      <text:p text:style-name="_3c_l_3e_"/>
      <text:p text:style-name="_3c_speaker_3e_">Caronte</text:p>
      <text:p text:style-name="_3c_l_3e_">Ô toi qui avant l’heure</text:p>
      <text:p text:style-name="_3c_l_3e_">T’en viens sur ces rivages avec témérité,</text:p>
      <text:p text:style-name="_3c_l_3e_">Arrête là tes pas !</text:p>
      <text:p text:style-name="_3c_l_3e_">Un mortel, sur ces eaux, ne doit pas naviguer,</text:p>
      <text:p text:style-name="_3c_l_3e_">Vivant, avec les morts ne peut pas séjourner.</text:p>
      <text:p text:style-name="_3c_l_3e_">Quoi ? Tu voudrais peut-être, ennemi de mon maître,</text:p>
      <text:p text:style-name="_3c_l_3e_">Que s’éloigne Cerbère des portes du Tartare ?</text:p>
      <text:p text:style-name="_3c_l_3e_">Ou le cœur enflammé d’un désir indécent</text:p>
      <text:p text:style-name="_3c_l_3e_">Tu voudrais lui ravir sa belle et chère épouse ?</text:p>
      <text:p text:style-name="_3c_l_3e_">Modère ton audace folle, car dans ma barque</text:p>
      <text:p text:style-name="_3c_l_3e_">Plus jamais je n’accueillerai un être humain ;</text:p>
      <text:p text:style-name="_3c_l_3e_">Car j’ai encore au cœur une juste colère</text:p>
      <text:p text:style-name="_3c_l_3e_">Et l’amer souvenir des offenses d’antan.</text:p>
      <text:p text:style-name="_3c_l_3e_"/>
      <text:p text:style-name="_3c_stage_3e_">Symphonie</text:p>
      <text:p text:style-name="_3c_speaker_3e_">Orphée</text:p>
      <text:p text:style-name="_3c_l_3e_">Puissant esprit, dieu redoutable,</text:p>
      <text:p text:style-name="_3c_l_3e_">Sans qui toute âme, libérée de son corps</text:p>
      <text:p text:style-name="_3c_l_3e_">Ne peut pas espérer rejoindre l’autre rive,</text:p>
      <text:p text:style-name="_3c_l_3e_">Ce n’est plus moi qui vis, puisque ma chère épouse</text:p>
      <text:p text:style-name="_3c_l_3e_"><text:soft-page-break/>Est privée de sa vie, mon cœur s’en est allé,</text:p>
      <text:p text:style-name="_3c_l_3e_">Et sans mon cœur, comment pourrais-je vivre ?</text:p>
      <text:p text:style-name="_3c_l_3e_"/>
      <text:p text:style-name="_3c_l_3e_">C’est vers elle que j’ai cheminé dans le noir,</text:p>
      <text:p text:style-name="_3c_l_3e_">Mais non pas vers l’enfer,</text:p>
      <text:p text:style-name="_3c_l_3e_">Puisque là où se trouve une telle beauté,</text:p>
      <text:p text:style-name="_3c_l_3e_">Là est le paradis.</text:p>
      <text:p text:style-name="_3c_l_3e_">C’est moi, Orphée, et je suis les pas d’Eurydice</text:p>
      <text:p text:style-name="_3c_l_3e_">Parmi ces déserts ténébreux</text:p>
      <text:p text:style-name="_3c_l_3e_">Où jamais un mortel n’osa s’aventurer.</text:p>
      <text:p text:style-name="_3c_l_3e_"/>
      <text:p text:style-name="_3c_l_3e_">Ô, claires lumières de mes yeux</text:p>
      <text:p text:style-name="_3c_l_3e_">Un seul de vos regards peut me rendre la vie</text:p>
      <text:p text:style-name="_3c_l_3e_">Qui pourrait refuser ce secours à ma peine ?</text:p>
      <text:p text:style-name="_3c_l_3e_"/>
      <text:p text:style-name="_3c_l_3e_">Toi seul, très noble dieu, peux me venir en aide,</text:p>
      <text:p text:style-name="_3c_l_3e_">Et n’aies aucune crainte ; Sur cette lyre d’or,</text:p>
      <text:p text:style-name="_3c_l_3e_">Mes doigts ne sont armés que de cordes suaves :</text:p>
      <text:p text:style-name="_3c_l_3e_"/>
      <text:p text:style-name="_3c_l_3e_">Le plus dur des esprits ne sait leur résister.</text:p>
      <text:p text:style-name="_3c_l_3e_"/>
      <text:p text:style-name="_3c_speaker_3e_">Caronte</text:p>
      <text:p text:style-name="_3c_l_3e_">Tu me flattes, il est vrai, et tu charmes mon cœur,</text:p>
      <text:p text:style-name="_3c_l_3e_">Chanteur inconsolé, par ton chant et tes pleurs.</text:p>
      <text:p text:style-name="_3c_l_3e_">Mais que reste loin, très loin de mon cœur,</text:p>
      <text:p text:style-name="_3c_l_3e_">Toute pitié, sentiment indigne de ma grandeur.</text:p>
      <text:p text:style-name="_3c_l_3e_"/>
      <text:p text:style-name="_3c_speaker_3e_">Orphée</text:p>
      <text:p text:style-name="_3c_l_3e_">Hélas, malheureux amant,</text:p>
      <text:p text:style-name="_3c_l_3e_">Il m’est donc interdit d’espérer</text:p>
      <text:p text:style-name="_3c_l_3e_">Que les habitants de l’Averne entendent mes prières</text:p>
      <text:p text:style-name="_3c_l_3e_">Et que tel l’âme errante</text:p>
      <text:p text:style-name="_3c_l_3e_">D’un corps infortuné laissé sans sépulture,</text:p>
      <text:p text:style-name="_3c_l_3e_">Je resterai privé du ciel et de l’enfer ?</text:p>
      <text:p text:style-name="_3c_l_3e_">Un destin cruel veut-il donc,</text:p>
      <text:p text:style-name="_3c_l_3e_">Que dans les horreurs de la mort</text:p>
      <text:p text:style-name="_3c_l_3e_">Loin de toi, mon cœur</text:p>
      <text:p text:style-name="_3c_l_3e_">Je crie ton nom en vain,</text:p>
      <text:p text:style-name="_3c_l_3e_">Et que je me consume en prières et en pleurs ?</text:p>
      <text:p text:style-name="_3c_l_3e_">Rendez-moi ma bien aimée, dieux du Tartare !</text:p>
      <text:p text:style-name="_3c_l_3e_"/>
      <text:p text:style-name="_3c_stage_3e_"><text:span text:style-name="T1">Symphonie</text:span></text:p>
      <text:p text:style-name="_3c_l_3e_">Il dort, et, si ma lyre</text:p>
      <text:p text:style-name="_3c_l_3e_">Ne parvient à toucher son cœur endurci</text:p>
      <text:p text:style-name="_3c_l_3e_">Du moins, grâce à mon chant, ses yeux</text:p>
      <text:p text:style-name="_3c_l_3e_">Ne peuvent échapper au sommeil.</text:p>
      <text:p text:style-name="_3c_l_3e_">En route, donc, pourquoi tarder encore ?</text:p>
      <text:p text:style-name="_3c_l_3e_">Il est temps désormais d’aborder l’autre rive</text:p>
      <text:p text:style-name="_3c_l_3e_">Si nul ne s’y oppose,</text:p>
      <text:p text:style-name="_3c_l_3e_">Que serve l’audace puisque les prières sont vaines.</text:p>
      <text:p text:style-name="_3c_l_3e_">L’occasion est la fleur de l’instant</text:p>
      <text:p text:style-name="_3c_l_3e_">Qui doit être aussitôt cueillie.</text:p>
      <text:p text:style-name="_3c_l_3e_"><text:soft-page-break/>Tandis que mes yeux versent des torrents de larmes amères,</text:p>
      <text:p text:style-name="_3c_l_3e_">Rendez-moi ma bien aimée, dieux du Tartare !</text:p>
      <text:p text:style-name="_3c_l_3e_"/>
      <text:p text:style-name="_3c_stage_3e_"><text:span text:style-name="T1">Symphonie</text:span></text:p>
      <text:p text:style-name="_3c_speaker_3e_">Chœur des esprits</text:p>
      <text:p text:style-name="_3c_l_3e_">Rien n’est tenté en vain par l’homme</text:p>
      <text:p text:style-name="_3c_l_3e_">Et la Nature ne sait plus comment s’armer contre lui,</text:p>
      <text:p text:style-name="_3c_l_3e_">De la plaine mouvante, il laboura les champs ondoyants</text:p>
      <text:p text:style-name="_3c_l_3e_">Il y sema ses peines dont il recueillit une blonde moisson.</text:p>
      <text:p text:style-name="_3c_l_3e_">Dès lors, pour que vécut</text:p>
      <text:p text:style-name="_3c_l_3e_">Le souvenir de sa gloire,</text:p>
      <text:p text:style-name="_3c_l_3e_">La Renommée délia sa langue pour parler de celui</text:p>
      <text:p text:style-name="_3c_l_3e_">Qui dompta la mer sur un frêle esquif</text:p>
      <text:p text:style-name="_3c_l_3e_">Et méprisa la colère d’Auster et d’Aquilon.</text:p>
      <text:p text:style-name="_3c_l_3e_"><text:span text:style-name="T1"/></text:p>
      <text:p text:style-name="_3c_stage_3e_"><text:span text:style-name="T1">Symphonie</text:span></text:p>
      <text:p text:style-name="_3c_l_3e_"/>
      <text:h text:style-name="Heading_20_2" text:outline-level="2">ACTE IV</text:h>
      <text:p text:style-name="_3c_l_3e_"><text:span text:style-name="T2"/></text:p>
      <text:p text:style-name="_3c_speaker_3e_">Proserpine</text:p>
      <text:p text:style-name="_3c_l_3e_">Seigneur, ce malheureux</text:p>
      <text:p text:style-name="_3c_l_3e_">Parcourt les champs de la mort</text:p>
      <text:p text:style-name="_3c_l_3e_">En appelant Eurydice,</text:p>
      <text:p text:style-name="_3c_l_3e_">Lui dont tu viens d’entendre</text:p>
      <text:p text:style-name="_3c_l_3e_">La plainte si douce et mélodieuse</text:p>
      <text:p text:style-name="_3c_l_3e_">Il a rempli mon cœur de si grande pitié</text:p>
      <text:p text:style-name="_3c_l_3e_">Qu’à nouveau je t’implore</text:p>
      <text:p text:style-name="_3c_l_3e_">Pour que ta volonté accède à sa prière.</text:p>
      <text:p text:style-name="_3c_l_3e_"/>
      <text:p text:style-name="_3c_l_3e_">De grâce, si jamais mes yeux</text:p>
      <text:p text:style-name="_3c_l_3e_">T’ont prodigué quelque amoureuse douceur,</text:p>
      <text:p text:style-name="_3c_l_3e_">Si tu as aimé la pureté de mon front</text:p>
      <text:p text:style-name="_3c_l_3e_">Que tu nommes ton ciel, et par qui tu me jures</text:p>
      <text:p text:style-name="_3c_l_3e_">N’avoir rien à envier à Jupiter,</text:p>
      <text:p text:style-name="_3c_l_3e_">Je t’en prie, au nom de cette flamme</text:p>
      <text:p text:style-name="_3c_l_3e_">Dont Amour fit jadis brûler ta grande âme,</text:p>
      <text:p text:style-name="_3c_l_3e_">Permets qu’Eurydice à nouveau</text:p>
      <text:p text:style-name="_3c_l_3e_">Jouisse de ces jours</text:p>
      <text:p text:style-name="_3c_l_3e_">Qu’elle avait coutume de passer dans la joie et les chants</text:p>
      <text:p text:style-name="_3c_l_3e_">Et console les pleurs du malheureux Orphée.</text:p>
      <text:p text:style-name="_3c_l_3e_"/>
      <text:p text:style-name="_3c_speaker_3e_">Pluton </text:p>
      <text:p text:style-name="_3c_l_3e_">Bien qu’un inflexible et immuable destin,</text:p>
      <text:p text:style-name="_3c_l_3e_">Épouse bien aimée, s’oppose à tes désirs,</text:p>
      <text:p text:style-name="_3c_l_3e_">Que rien pourtant ne soit plus refusé</text:p>
      <text:p text:style-name="_3c_l_3e_">À tant de beauté jointe à tant de prières.</text:p>
      <text:p text:style-name="_3c_l_3e_"/>
      <text:p text:style-name="_3c_l_3e_">Et qu’Orphée, malgré l’arrêt fatal</text:p>
      <text:p text:style-name="_3c_l_3e_">Retrouve sa chère Eurydice.</text:p>
      <text:p text:style-name="_3c_l_3e_">Mais avant que d’avoir quitté ces abîmes</text:p>
      <text:p text:style-name="_3c_l_3e_">Que jamais vers elle il ne tourne ses yeux avides,</text:p>
      <text:p text:style-name="_3c_l_3e_"><text:soft-page-break/>Car, pour un seul regard, inéluctablement,</text:p>
      <text:p text:style-name="_3c_l_3e_">Il la perdrait à tout jamais.</text:p>
      <text:p text:style-name="_3c_l_3e_">Telle est ma décision. Maintenant, ô, ministres</text:p>
      <text:p text:style-name="_3c_l_3e_">Afin qu’Orphée l’entende, et l’entende Eurydice,</text:p>
      <text:p text:style-name="_3c_l_3e_">Faîtes, dans mon royaume, savoir ma volonté,</text:p>
      <text:p text:style-name="_3c_l_3e_">Et que personne, alors, n’espère la changer.</text:p>
      <text:p text:style-name="_3c_l_3e_"/>
      <text:p text:style-name="_3c_speaker_3e_">Le Ministre</text:p>
      <text:p text:style-name="_3c_l_3e_">Ô !Puissant roi des habitants</text:p>
      <text:p text:style-name="_3c_l_3e_">Des ténèbres éternelles, que tes ordres soient notre loi,</text:p>
      <text:p text:style-name="_3c_l_3e_">Car nos pensées ne doivent pas chercher</text:p>
      <text:p text:style-name="_3c_l_3e_">D’autre causes internes que ta volonté.</text:p>
      <text:p text:style-name="_3c_l_3e_"/>
      <text:p text:style-name="_3c_speaker_3e_">Un esprit</text:p>
      <text:p text:style-name="_3c_l_3e_">Orphée arrachera -t-il son épouse de ces froides cavernes ?</text:p>
      <text:p text:style-name="_3c_l_3e_">Saura-t-il, de toutes ses forces, résister à son juvénile désir</text:p>
      <text:p text:style-name="_3c_l_3e_">Et ne pas oublier l’implacable décret ?</text:p>
      <text:p text:style-name="_3c_l_3e_"/>
      <text:p text:style-name="_3c_speaker_3e_">Proserpine</text:p>
      <text:p text:style-name="_3c_l_3e_">Quelles grâces te rendrai-je</text:p>
      <text:p text:style-name="_3c_l_3e_">Maintenant qu’à mes prières</text:p>
      <text:p text:style-name="_3c_l_3e_">Tu accordes, noble Seigneur, un don si généreux ?</text:p>
      <text:p text:style-name="_3c_l_3e_">Béni soit le jour où je t’ai plu pour la première fois</text:p>
      <text:p text:style-name="_3c_l_3e_">Et bénis soient le rapt et la douce embuscade,</text:p>
      <text:p text:style-name="_3c_l_3e_">Puisque pour mon bonheur</text:p>
      <text:p text:style-name="_3c_l_3e_">C’est toi que je gagnai en perdant le soleil.</text:p>
      <text:p text:style-name="_3c_l_3e_"/>
      <text:p text:style-name="_3c_speaker_3e_">Pluton</text:p>
      <text:p text:style-name="_3c_l_3e_">Tes douces paroles ravivent dans mon cœur</text:p>
      <text:p text:style-name="_3c_l_3e_">L’ancienne blessure d’amour.</text:p>
      <text:p text:style-name="_3c_l_3e_">Ainsi ton âme n’aspirera-t-elle plus</text:p>
      <text:p text:style-name="_3c_l_3e_">À un plaisir céleste</text:p>
      <text:p text:style-name="_3c_l_3e_">Qui te ferait abandonner le lit de ton époux.</text:p>
      <text:p text:style-name="_3c_l_3e_"/>
      <text:p text:style-name="_3c_speaker_3e_">Chœur des esprits</text:p>
      <text:p text:style-name="_3c_l_3e_">Pitié et amour, aujourd’hui</text:p>
      <text:p text:style-name="_3c_l_3e_">Triomphent en enfer.</text:p>
      <text:p text:style-name="_3c_l_3e_"/>
      <text:p text:style-name="_3c_speaker_3e_">Un esprit</text:p>
      <text:p text:style-name="_3c_l_3e_">Voici l’aimable chanteur</text:p>
      <text:p text:style-name="_3c_l_3e_">Qui conduit son épouse vers la lumière céleste.</text:p>
      <text:p text:style-name="_3c_l_3e_"/>
      <text:p text:style-name="_3c_speaker_3e_">Orphée</text:p>
      <text:p text:style-name="_3c_l_3e_">Quel honneur sera digne de toi,</text:p>
      <text:p text:style-name="_3c_l_3e_">Ma lyre toute puissante,</text:p>
      <text:p text:style-name="_3c_l_3e_">Si dans le royaume du Tartare</text:p>
      <text:p text:style-name="_3c_l_3e_">Tu as pu fléchir les esprits les plus endurcis ?</text:p>
      <text:p text:style-name="_3c_l_3e_"/>
      <text:p text:style-name="_3c_l_3e_">Tu auras ta place parmi les plus belles</text:p>
      <text:p text:style-name="_3c_l_3e_">Images du ciel</text:p>
      <text:p text:style-name="_3c_l_3e_">Et au son de ta musique, les étoiles</text:p>
      <text:p text:style-name="_3c_l_3e_">Danseront en rondes lentes ou vives.</text:p>
      <text:p text:style-name="_3c_l_3e_"><text:soft-page-break/></text:p>
      <text:p text:style-name="_3c_l_3e_">Moi, comblé grâce à toi,</text:p>
      <text:p text:style-name="_3c_l_3e_">Je verrai le visage aimé,</text:p>
      <text:p text:style-name="_3c_l_3e_">Et aujourd’hui je me reposerai</text:p>
      <text:p text:style-name="_3c_l_3e_">Sur le sein candide de mon épouse.</text:p>
      <text:p text:style-name="_3c_l_3e_"/>
      <text:p text:style-name="_3c_l_3e_">Mais hélas, tandis que je chante, qui peut m’assurer</text:p>
      <text:p text:style-name="_3c_l_3e_">Qu’elle me suit ? Qui me cache, hélas,</text:p>
      <text:p text:style-name="_3c_l_3e_">Le doux éclat de ces yeux bien-aimés ?</text:p>
      <text:p text:style-name="_3c_l_3e_">Peut-être, poussés par l’envie,</text:p>
      <text:p text:style-name="_3c_l_3e_">Les divinités de l’Averne,</text:p>
      <text:p text:style-name="_3c_l_3e_">Afin qu’ici-bas je ne sois pas pleinement comblé,</text:p>
      <text:p text:style-name="_3c_l_3e_">Me privent-elles de vous contempler</text:p>
      <text:p text:style-name="_3c_l_3e_">Qui, d’un seul regard peuvent rendre un mortel heureux ?</text:p>
      <text:p text:style-name="_3c_l_3e_">Mais que crains-tu, mon cœur ?</text:p>
      <text:p text:style-name="_3c_l_3e_">Ce qu’interdit Pluton, Amour l’ordonne.</text:p>
      <text:p text:style-name="_3c_l_3e_">À cette force plus puissante</text:p>
      <text:p text:style-name="_3c_l_3e_">Qui soumet et les hommes et les dieux,</text:p>
      <text:p text:style-name="_3c_l_3e_">Je devrais plutôt obéir.</text:p>
      <text:p text:style-name="_3c_l_3e_">(Un bruit.)</text:p>
      <text:p text:style-name="_3c_l_3e_">Mais, hélas, qu’entends-je ?</text:p>
      <text:p text:style-name="_3c_l_3e_">Les Furies amoureuses se préparent peut-être,</text:p>
      <text:p text:style-name="_3c_l_3e_">Avec rage, à lutter avec moi</text:p>
      <text:p text:style-name="_3c_l_3e_">Pour me ravir ma bien- aimée ?</text:p>
      <text:p text:style-name="_3c_l_3e_">Et moi, j’y consentirais ?</text:p>
      <text:p text:style-name="_3c_l_3e_">(Orphée se retourne.)</text:p>
      <text:p text:style-name="_3c_l_3e_">Ô astres si doux, je vous vois enfin,</text:p>
      <text:p text:style-name="_3c_l_3e_">Enfin je…mais quelle éclipse, hélas, vous obscurcit ?</text:p>
      <text:p text:style-name="_3c_l_3e_"/>
      <text:p text:style-name="_3c_speaker_3e_">Les Esprits</text:p>
      <text:p text:style-name="_3c_l_3e_">Tu as enfreint la loi, tu n’es pas digne de pardon.</text:p>
      <text:p text:style-name="_3c_l_3e_"/>
      <text:p text:style-name="_3c_speaker_3e_">Eurydice</text:p>
      <text:p text:style-name="_3c_l_3e_">Las, vision trop douce et trop amère !</text:p>
      <text:p text:style-name="_3c_l_3e_">Ainsi donc, tu me perds pour m’avoir trop aimée ?</text:p>
      <text:p text:style-name="_3c_l_3e_">Et moi, infortunée, je perds la grâce</text:p>
      <text:p text:style-name="_3c_l_3e_">De jouir à nouveau</text:p>
      <text:p text:style-name="_3c_l_3e_">De la lumière et de la vie, et je te perds en même temps,</text:p>
      <text:p text:style-name="_3c_l_3e_">Toi, cher époux, le plus cher de mes biens.</text:p>
      <text:p text:style-name="_3c_l_3e_"/>
      <text:p text:style-name="_3c_speaker_3e_">Un esprit</text:p>
      <text:p text:style-name="_3c_l_3e_">Retourne à l’ombre de la mort,</text:p>
      <text:p text:style-name="_3c_l_3e_">Malheureuse Eurydice,</text:p>
      <text:p text:style-name="_3c_l_3e_">N’espère plus revoir les étoiles,</text:p>
      <text:p text:style-name="_3c_l_3e_">Car, désormais, l’Enfer sera sourd à tes prières</text:p>
      <text:p text:style-name="_3c_l_3e_"/>
      <text:p text:style-name="_3c_speaker_3e_">Orphée</text:p>
      <text:p text:style-name="_3c_l_3e_">Où t’en vas-tu, ma vie ? Me voici, je te suis.</text:p>
      <text:p text:style-name="_3c_l_3e_">Mais, hélas, qui m’en empêche ? Est-ce rêve ou délire ?</text:p>
      <text:p text:style-name="_3c_l_3e_"/>
      <text:p text:style-name="_3c_l_3e_">Quel mystérieux pouvoir de ces sinistres lieux</text:p>
      <text:p text:style-name="_3c_l_3e_">À ces ténèbres aimées m’arrache, malgré moi,</text:p>
      <text:p text:style-name="_3c_l_3e_"><text:soft-page-break/>Et me conduit vers l’horrible lumière ?</text:p>
      <text:p text:style-name="_3c_l_3e_"/>
      <text:p text:style-name="_3c_stage_3e_"><text:span text:style-name="T1">Symphonie</text:span></text:p>
      <text:p text:style-name="_3c_speaker_3e_">Chœur des esprits</text:p>
      <text:p text:style-name="_3c_l_3e_">La vertu est un rayon de la beauté céleste,</text:p>
      <text:p text:style-name="_3c_l_3e_">Parure de l’âme dont, seule, elle fait le prix.</text:p>
      <text:p text:style-name="_3c_l_3e_">Elle ne craint pas l’outrage du temps,</text:p>
      <text:p text:style-name="_3c_l_3e_">Mais au contraire, chez l’homme,</text:p>
      <text:p text:style-name="_3c_l_3e_"/>
      <text:p text:style-name="_3c_l_3e_">Les années, en passant, augmentent sa splendeur.</text:p>
      <text:p text:style-name="_3c_l_3e_">Orphée vainquit l’Enfer, puis fut vaincu</text:p>
      <text:p text:style-name="_3c_l_3e_">Par ses passions.</text:p>
      <text:p text:style-name="_3c_l_3e_">Seul sera digne d’une gloire éternelle,</text:p>
      <text:p text:style-name="_3c_l_3e_">Celui qui triomphera de lui-même.</text:p>
      <text:p text:style-name="_3c_l_3e_"/>
      <text:p text:style-name="_3c_stage_3e_">Symphonie</text:p>
      <text:p text:style-name="_3c_l_3e_"/>
      <text:h text:style-name="Heading_20_2" text:outline-level="2"><text:span text:style-name="T2">ACTE V</text:span></text:h>
      <text:p text:style-name="_3c_stage_3e_"><text:span text:style-name="T1">Ritournelle</text:span></text:p>
      <text:p text:style-name="_3c_speaker_3e_">Orphée</text:p>
      <text:p text:style-name="_3c_l_3e_">Voici les champs de Thrace, et puis voici le lieu</text:p>
      <text:p text:style-name="_3c_l_3e_">Où la douleur,</text:p>
      <text:p text:style-name="_3c_l_3e_">À la triste nouvelle me transperça le cœur.</text:p>
      <text:p text:style-name="_3c_l_3e_">Puisque je n’ai plus l’espoir</text:p>
      <text:p text:style-name="_3c_l_3e_">Que les prières, les soupirs ni les larmes</text:p>
      <text:p text:style-name="_3c_l_3e_">Me rendent l’amour que j’ai perdu,</text:p>
      <text:p text:style-name="_3c_l_3e_"/>
      <text:p text:style-name="_3c_l_3e_">Que puis-je désormais, sinon vous adresser mes plaintes</text:p>
      <text:p text:style-name="_3c_l_3e_">Ô forêts, jadis doux réconfort</text:p>
      <text:p text:style-name="_3c_l_3e_">De mes tourments, alors qu’il plut au ciel</text:p>
      <text:p text:style-name="_3c_l_3e_">De vous faire partager ma détresse ?</text:p>
      <text:p text:style-name="_3c_l_3e_">Vous avez gémi, ô montagnes, vous avez pleuré,</text:p>
      <text:p text:style-name="_3c_l_3e_">O pierres, au départ de notre soleil.</text:p>
      <text:p text:style-name="_3c_l_3e_">Et avec vous, toujours je pleurerai,</text:p>
      <text:p text:style-name="_3c_l_3e_">Et, toujours me lamenterai, hélas !</text:p>
      <text:p text:style-name="_3c_l_3e_">Que de plaintes et de larmes !</text:p>
      <text:p text:style-name="_3c_l_3e_"/>
      <text:p text:style-name="_3c_speaker_3e_">Écho</text:p>
      <text:p text:style-name="_3c_l_3e_">…larmes !</text:p>
      <text:p text:style-name="_3c_l_3e_"/>
      <text:p text:style-name="_3c_speaker_3e_">Orphée</text:p>
      <text:p text:style-name="_3c_l_3e_">Écho, amoureuse aimable</text:p>
      <text:p text:style-name="_3c_l_3e_">Tu es inconsolable</text:p>
      <text:p text:style-name="_3c_l_3e_">Et, dans ma douleur, me voudrais consoler</text:p>
      <text:p text:style-name="_3c_l_3e_">Bien que mes yeux</text:p>
      <text:p text:style-name="_3c_l_3e_">Soient déjà devenus deux fontaines de larmes,</text:p>
      <text:p text:style-name="_3c_l_3e_">Dans mon malheur si dur et si cruel</text:p>
      <text:p text:style-name="_3c_l_3e_">De pleurs, pourtant, je n’ai pas assez</text:p>
      <text:p text:style-name="_3c_l_3e_"/>
      <text:p text:style-name="_3c_speaker_3e_">Écho</text:p>
      <text:p text:style-name="_3c_l_3e_">…pas assez.</text:p>
      <text:p text:style-name="_3c_l_3e_"><text:soft-page-break/></text:p>
      <text:p text:style-name="_3c_speaker_3e_">Orphée</text:p>
      <text:p text:style-name="_3c_l_3e_">Si j’avais les yeux d’Argus,</text:p>
      <text:p text:style-name="_3c_l_3e_">Et que tous répandissent un océan de larmes,</text:p>
      <text:p text:style-name="_3c_l_3e_">Ma douleur ne saurait encore dire tant de malheur.</text:p>
      <text:p text:style-name="_3c_l_3e_"/>
      <text:p text:style-name="_3c_speaker_3e_">Écho</text:p>
      <text:p text:style-name="_3c_l_3e_">…malheur !</text:p>
      <text:p text:style-name="_3c_l_3e_"/>
      <text:p text:style-name="_3c_speaker_3e_">Orphée</text:p>
      <text:p text:style-name="_3c_l_3e_">Si tu as pitié de ma peine, je te remercie</text:p>
      <text:p text:style-name="_3c_l_3e_">De ta bienveillance.</text:p>
      <text:p text:style-name="_3c_l_3e_">Mais, à mes lamentations,</text:p>
      <text:p text:style-name="_3c_l_3e_">Pourquoi ne réponds-tu</text:p>
      <text:p text:style-name="_3c_l_3e_">Que par mes derniers mots ?</text:p>
      <text:p text:style-name="_3c_l_3e_">Renvoie mes plaintes entières.</text:p>
      <text:p text:style-name="_3c_l_3e_"/>
      <text:p text:style-name="_3c_l_3e_">Mais toi, mon âme, si jamais</text:p>
      <text:p text:style-name="_3c_l_3e_">Ton ombre froide revient en ces lieux amis,</text:p>
      <text:p text:style-name="_3c_l_3e_">Accepte de moi, cet ultime hommage,</text:p>
      <text:p text:style-name="_3c_l_3e_">Car, désormais, je te consacre, et ma lyre et mon chant,</text:p>
      <text:p text:style-name="_3c_l_3e_">Comme, jadis, déjà, sur l’autel de l’amour,</text:p>
      <text:p text:style-name="_3c_l_3e_">Je t’ai offert en sacrifice mon esprit enflammé.</text:p>
      <text:p text:style-name="_3c_l_3e_">Belle, tu fus, et sage, et c’est à toi</text:p>
      <text:p text:style-name="_3c_l_3e_">Que le ciel généreux prodigua tant de grâces,</text:p>
      <text:p text:style-name="_3c_l_3e_">Alors qu’envers les autres, il mesura ses dons.</text:p>
      <text:p text:style-name="_3c_l_3e_">Toute louange, en toutes langues, s’adresse à toi,</text:p>
      <text:p text:style-name="_3c_l_3e_">Toi dont le corps si beau abritait une âme plus belle encore</text:p>
      <text:p text:style-name="_3c_l_3e_">D’autant plus modeste qu’elle était plus digne d’honneurs.</text:p>
      <text:p text:style-name="_3c_l_3e_"/>
      <text:p text:style-name="_3c_l_3e_">Alors que les autres femmes ont orgueilleuses et perfides,</text:p>
      <text:p text:style-name="_3c_l_3e_">Volages et sans pitié pour ceux qui les adorent,</text:p>
      <text:p text:style-name="_3c_l_3e_">Dépourvues de raison et de nobles pensées,</text:p>
      <text:p text:style-name="_3c_l_3e_">C’est à raison qu’on ne loue pas leurs œuvres.</text:p>
      <text:p text:style-name="_3c_l_3e_">Et jamais, donc, Amour, pour une vile femelle,</text:p>
      <text:p text:style-name="_3c_l_3e_">Ne me transpercera le cœur de sa flèche dorée.</text:p>
      <text:p text:style-name="_3c_l_3e_"/>
      <text:p text:style-name="_3c_stage_3e_"><text:span text:style-name="T1">Symphonie</text:span></text:p>
      <text:p text:style-name="_3c_stage_3e_"><text:span text:style-name="T1">(Apollon descend en chantant dans un nuage)</text:span></text:p>
      <text:p text:style-name="_3c_speaker_3e_">Apollon</text:p>
      <text:p text:style-name="_3c_l_3e_">Pourquoi, te livres tu ainsi, mon fils</text:p>
      <text:p text:style-name="_3c_l_3e_">À la douleur et à la colère ?</text:p>
      <text:p text:style-name="_3c_l_3e_">Non, ce n’est pas la marque d’un cœur généreux</text:p>
      <text:p text:style-name="_3c_l_3e_">Que d’être esclave de sa passion.</text:p>
      <text:p text:style-name="_3c_l_3e_">Je vois déjà le péril et la honte</text:p>
      <text:p text:style-name="_3c_l_3e_">Qui te menacent</text:p>
      <text:p text:style-name="_3c_l_3e_">Et je quitte le ciel pour te venir en aide.</text:p>
      <text:p text:style-name="_3c_l_3e_">Maintenant, écoute-moi, tu en recueilleras honneur et vie.</text:p>
      <text:p text:style-name="_3c_l_3e_"/>
      <text:p text:style-name="_3c_speaker_3e_">Orphée</text:p>
      <text:p text:style-name="_3c_l_3e_">Tu arrives, Père généreux, au moment le plus opportun,</text:p>
      <text:p text:style-name="_3c_l_3e_">La colère et l’amour et la douleur immense,</text:p>
      <text:p text:style-name="_3c_l_3e_"><text:soft-page-break/>M’avaient déjà conduit vers une fin désespérée.</text:p>
      <text:p text:style-name="_3c_l_3e_">Me voici donc, attentif à tes conseils,</text:p>
      <text:p text:style-name="_3c_l_3e_">Père céleste ; maintenant, impose-moi ta volonté.</text:p>
      <text:p text:style-name="_3c_l_3e_"/>
      <text:p text:style-name="_3c_speaker_3e_">Apollon</text:p>
      <text:p text:style-name="_3c_l_3e_">Tu t’es trop réjoui de ta bonne fortune,</text:p>
      <text:p text:style-name="_3c_l_3e_">Et maintenant, tu pleures trop</text:p>
      <text:p text:style-name="_3c_l_3e_">Sur ton sort si dur et cruel.</text:p>
      <text:p text:style-name="_3c_l_3e_">Ne sais-tu pas encore</text:p>
      <text:p text:style-name="_3c_l_3e_"/>
      <text:p text:style-name="_3c_l_3e_">Qu’ici-bas nul plaisir ne dure ?</text:p>
      <text:p text:style-name="_3c_l_3e_">Et donc, si tu désires jouir d’une vie immortelle,</text:p>
      <text:p text:style-name="_3c_l_3e_">Viens avec moi au ciel qui à lui te rappelle.</text:p>
      <text:p text:style-name="_3c_l_3e_"/>
      <text:p text:style-name="_3c_speaker_3e_">Orphée</text:p>
      <text:p text:style-name="_3c_l_3e_">Ainsi, jamais plus ne verrai-je les doux yeux d’Eurydice que j’aime ?</text:p>
      <text:p text:style-name="_3c_l_3e_"/>
      <text:p text:style-name="_3c_speaker_3e_">Apollon</text:p>
      <text:p text:style-name="_3c_l_3e_">Dans le soleil et les étoiles,</text:p>
      <text:p text:style-name="_3c_l_3e_">Tu retrouveras sa beauté.</text:p>
      <text:p text:style-name="_3c_l_3e_"/>
      <text:p text:style-name="_3c_speaker_3e_">Orphée</text:p>
      <text:p text:style-name="_3c_l_3e_">Je serais vraiment un fils indigne</text:p>
      <text:p text:style-name="_3c_l_3e_">D’un tel père,</text:p>
      <text:p text:style-name="_3c_l_3e_">Si je ne suivais pas ce généreux conseil.</text:p>
      <text:p text:style-name="_3c_l_3e_"/>
      <text:p text:style-name="_3c_speaker_3e_">Apollon et Orphée</text:p>
      <text:p text:style-name="_3c_stage_3e_">(Ascendant au ciel en chantant)</text:p>
      <text:p text:style-name="_3c_l_3e_">En chantant, nous montons au ciel</text:p>
      <text:p text:style-name="_3c_l_3e_">Où la véritable vertu</text:p>
      <text:p text:style-name="_3c_l_3e_">Trouve en digne récompense</text:p>
      <text:p text:style-name="_3c_l_3e_">Le bonheur et la paix.</text:p>
      <text:p text:style-name="_3c_l_3e_"><text:span text:style-name="T1"/></text:p>
      <text:p text:style-name="_3c_stage_3e_"><text:span text:style-name="T1">Ritornelle</text:span></text:p>
      <text:p text:style-name="_3c_speaker_3e_">Chœur des nymphes et des bergers</text:p>
      <text:p text:style-name="_3c_l_3e_">Va, Orphée, dans la félicité parfaite,</text:p>
      <text:p text:style-name="_3c_l_3e_">Jouir de la gloire du ciel,</text:p>
      <text:p text:style-name="_3c_l_3e_">Là où jamais le bonheur ne s’estompe,</text:p>
      <text:p text:style-name="_3c_l_3e_">Là où, jamais n’exista la douleur,</text:p>
      <text:p text:style-name="_3c_l_3e_">Tandis qu’avec joie et piété,</text:p>
      <text:p text:style-name="_3c_l_3e_">Nous t’offrons sur l’autel, l’encens et les prières.</text:p>
      <text:p text:style-name="_3c_l_3e_"/>
      <text:p text:style-name="_3c_l_3e_">Ainsi va celui qui ne se dérobe pas</text:p>
      <text:p text:style-name="_3c_l_3e_">À l’appel d’un dieu éternel ;</text:p>
      <text:p text:style-name="_3c_l_3e_">Il obtient grâce dans le ciel,</text:p>
      <text:p text:style-name="_3c_l_3e_">Qui, ici-bas, connut l’enfer ;</text:p>
      <text:p text:style-name="_3c_l_3e_">Et qui sème dans la souffrance</text:p>
      <text:p text:style-name="_3c_l_3e_">Cueille le fruit de toute grâce.</text:p>
      <text:p text:style-name="_3c_l_3e_"/>
      <text:p text:style-name="_3c_stage_3e_">MAURES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_3c_l_3e_" style:display-name="&lt;l&gt;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_3c_stage_3e_" style:display-name="&lt;stage&gt;" style:family="paragraph" style:parent-style-name="_3c_l_3e_">
      <style:paragraph-properties fo:text-align="center" style:justify-single-word="false">
        <style:tab-stops/>
      </style:paragraph-properties>
      <style:text-properties fo:font-style="italic"/>
    </style:style>
    <style:style style:name="_3c_speaker_3e_" style:display-name="&lt;speaker&gt;" style:family="paragraph" style:parent-style-name="_3c_stage_3e_">
      <style:text-properties fo:font-variant="small-caps" fo:font-style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10-08T09:56:13.73</meta:creation-date>
    <dc:date>2019-10-08T13:04:30.46</dc:date>
    <dc:creator>Karolina Suchecka</dc:creator>
    <meta:editing-duration>PT2H53M7S</meta:editing-duration>
    <meta:editing-cycles>18</meta:editing-cycles>
    <meta:generator>OpenOffice/4.1.6$Win32 OpenOffice.org_project/416m1$Build-9790</meta:generator>
    <meta:document-statistic meta:table-count="0" meta:image-count="0" meta:object-count="0" meta:page-count="16" meta:paragraph-count="700" meta:word-count="4098" meta:character-count="22654"/>
  </office:meta>
</office:document-meta>
</file>